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cb6" officeooo:paragraph-rsid="00124cb6"/>
    </style:style>
    <style:style style:name="P2" style:family="paragraph" style:parent-style-name="Standard">
      <style:text-properties fo:font-size="11pt" fo:font-style="italic" officeooo:rsid="00124cb6" officeooo:paragraph-rsid="00124cb6" style:font-size-asian="11pt" style:font-style-asian="italic" style:font-size-complex="11pt" style:font-style-complex="italic"/>
    </style:style>
    <style:style style:name="P3" style:family="paragraph" style:parent-style-name="Standard">
      <style:text-properties fo:font-size="12pt" fo:font-style="italic" officeooo:rsid="00124cb6" officeooo:paragraph-rsid="00124cb6" style:font-size-asian="10.5pt" style:font-style-asian="italic" style:font-size-complex="12pt" style:font-style-complex="italic"/>
    </style:style>
    <style:style style:name="P4" style:family="paragraph" style:parent-style-name="Standard">
      <style:text-properties fo:font-size="12pt" fo:font-style="italic" officeooo:rsid="00135cae" officeooo:paragraph-rsid="00135cae" style:font-size-asian="10.5pt" style:font-style-asian="italic" style:font-size-complex="12pt" style:font-style-complex="italic"/>
    </style:style>
    <style:style style:name="P5" style:family="paragraph" style:parent-style-name="Standard">
      <style:text-properties fo:font-size="12pt" fo:font-style="normal" officeooo:rsid="0014f46f" officeooo:paragraph-rsid="0014f46f" style:font-size-asian="10.5pt" style:font-style-asian="normal" style:font-size-complex="12pt" style:font-style-complex="normal"/>
    </style:style>
    <style:style style:name="P6" style:family="paragraph" style:parent-style-name="Standard">
      <style:text-properties fo:font-size="12pt" fo:font-style="normal" officeooo:rsid="00168db5" officeooo:paragraph-rsid="00168db5" style:font-size-asian="10.5pt" style:font-style-asian="normal" style:font-size-complex="12pt" style:font-style-complex="normal"/>
    </style:style>
    <style:style style:name="P7" style:family="paragraph" style:parent-style-name="Standard">
      <loext:graphic-properties draw:fill="solid" draw:fill-color="#212121"/>
      <style:paragraph-properties fo:background-color="#212121" fo:padding="0in" fo:border="none" style:shadow="none"/>
      <style:text-properties fo:font-size="12pt" fo:font-style="normal" officeooo:rsid="00168db5" officeooo:paragraph-rsid="00168db5" style:font-size-asian="10.5pt" style:font-style-asian="normal" style:font-size-complex="12pt" style:font-style-complex="normal"/>
    </style:style>
    <style:style style:name="P8" style:family="paragraph" style:parent-style-name="Standard">
      <style:text-properties fo:font-size="12pt" fo:font-style="normal" officeooo:rsid="00168db5" officeooo:paragraph-rsid="001d5d6a" style:font-size-asian="10.5pt" style:font-style-asian="normal" style:font-size-complex="12pt" style:font-style-complex="normal"/>
    </style:style>
    <style:style style:name="P9" style:family="paragraph" style:parent-style-name="Standard">
      <style:paragraph-properties fo:break-before="page"/>
      <style:text-properties fo:font-size="12pt" fo:font-style="normal" officeooo:rsid="00168db5" officeooo:paragraph-rsid="001d5d6a" style:font-size-asian="10.5pt" style:font-style-asian="normal" style:font-size-complex="12pt" style:font-style-complex="normal"/>
    </style:style>
    <style:style style:name="P10" style:family="paragraph" style:parent-style-name="Standard">
      <loext:graphic-properties draw:fill="solid" draw:fill-color="#212121"/>
      <style:paragraph-properties fo:background-color="#212121" fo:padding="0in" fo:border="none" style:shadow="none"/>
      <style:text-properties fo:font-size="12pt" fo:font-style="normal" officeooo:rsid="0021c972" officeooo:paragraph-rsid="0021c972" style:font-size-asian="10.5pt" style:font-style-asian="normal" style:font-size-complex="12pt" style:font-style-complex="normal"/>
    </style:style>
    <style:style style:name="P11" style:family="paragraph" style:parent-style-name="Standard">
      <loext:graphic-properties draw:fill="solid" draw:fill-color="#212121"/>
      <style:paragraph-properties fo:background-color="#212121" fo:padding="0in" fo:border="none" style:shadow="none"/>
      <style:text-properties fo:font-size="12pt" fo:font-style="normal" officeooo:rsid="0024a57a" officeooo:paragraph-rsid="0024a57a" style:font-size-asian="10.5pt" style:font-style-asian="normal" style:font-size-complex="12pt" style:font-style-complex="normal"/>
    </style:style>
    <style:style style:name="P12" style:family="paragraph" style:parent-style-name="Standard">
      <loext:graphic-properties draw:fill="solid" draw:fill-color="#212121"/>
      <style:paragraph-properties fo:background-color="#212121" fo:padding="0in" fo:border="none" style:shadow="none"/>
      <style:text-properties fo:font-size="12pt" fo:font-style="normal" officeooo:rsid="0024a57a" officeooo:paragraph-rsid="0026e661" style:font-size-asian="10.5pt" style:font-style-asian="normal" style:font-size-complex="12pt" style:font-style-complex="normal"/>
    </style:style>
    <style:style style:name="P13" style:family="paragraph" style:parent-style-name="Standard">
      <loext:graphic-properties draw:fill="solid" draw:fill-color="#212121"/>
      <style:paragraph-properties fo:background-color="#212121" fo:padding="0in" fo:border="none" style:shadow="none"/>
      <style:text-properties fo:font-size="12pt" fo:font-style="normal" officeooo:rsid="001d5d6a" officeooo:paragraph-rsid="002684dd" style:font-size-asian="10.5pt" style:font-style-asian="normal" style:font-size-complex="12pt" style:font-style-complex="normal"/>
    </style:style>
    <style:style style:name="P14" style:family="paragraph" style:parent-style-name="Standard">
      <loext:graphic-properties draw:fill="solid" draw:fill-color="#212121"/>
      <style:paragraph-properties fo:background-color="#212121" fo:padding="0in" fo:border="none" style:shadow="none"/>
      <style:text-properties fo:font-size="12pt" fo:font-style="normal" officeooo:rsid="001d5d6a" officeooo:paragraph-rsid="001d5d6a" style:font-size-asian="10.5pt" style:font-style-asian="normal" style:font-size-complex="12pt" style:font-style-complex="normal"/>
    </style:style>
    <style:style style:name="P15" style:family="paragraph" style:parent-style-name="Standard">
      <loext:graphic-properties draw:fill="solid" draw:fill-color="#212121"/>
      <style:paragraph-properties fo:background-color="#212121" fo:padding="0in" fo:border="none" style:shadow="none"/>
      <style:text-properties fo:font-size="12pt" fo:font-style="normal" officeooo:rsid="002484e4" officeooo:paragraph-rsid="0026e661" style:font-size-asian="10.5pt" style:font-style-asian="normal" style:font-size-complex="12pt" style:font-style-complex="normal"/>
    </style:style>
    <style:style style:name="P16" style:family="paragraph" style:parent-style-name="Standard">
      <style:text-properties fo:font-size="12pt" fo:font-style="normal" officeooo:rsid="0028862a" officeooo:paragraph-rsid="0028862a" style:font-size-asian="10.5pt" style:font-style-asian="normal" style:font-size-complex="12pt" style:font-style-complex="normal"/>
    </style:style>
    <style:style style:name="P17" style:family="paragraph" style:parent-style-name="Standard">
      <style:paragraph-properties fo:break-before="page"/>
      <style:text-properties fo:font-size="21pt" fo:font-style="normal" officeooo:rsid="00168db5" officeooo:paragraph-rsid="00168db5" style:font-size-asian="21pt" style:font-style-asian="normal" style:font-size-complex="21pt" style:font-style-complex="normal"/>
    </style:style>
    <style:style style:name="P18"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fd1b5" officeooo:paragraph-rsid="0021c972" style:font-size-asian="12pt" style:font-style-asian="italic" style:font-weight-asian="normal" style:font-size-complex="12pt" style:font-style-complex="normal"/>
    </style:style>
    <style:style style:name="P19"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fd1b5" officeooo:paragraph-rsid="002775b3" style:font-size-asian="12pt" style:font-style-asian="italic" style:font-weight-asian="normal" style:font-size-complex="12pt" style:font-style-complex="normal"/>
    </style:style>
    <style:style style:name="P20"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fd1b5" officeooo:paragraph-rsid="0028862a" style:font-size-asian="12pt" style:font-style-asian="italic" style:font-weight-asian="normal" style:font-size-complex="12pt" style:font-style-complex="normal"/>
    </style:style>
    <style:style style:name="P21"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d5d6a" officeooo:paragraph-rsid="001d5d6a" style:font-size-asian="12pt" style:font-style-asian="italic" style:font-weight-asian="normal" style:font-size-complex="12pt" style:font-style-complex="normal"/>
    </style:style>
    <style:style style:name="P22"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f40f3" officeooo:paragraph-rsid="001d5d6a" style:font-size-asian="12pt" style:font-style-asian="italic" style:font-weight-asian="normal" style:font-size-complex="12pt" style:font-style-complex="normal"/>
    </style:style>
    <style:style style:name="P23"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1f40f3" officeooo:paragraph-rsid="0024a57a" style:font-size-asian="12pt" style:font-style-asian="italic" style:font-weight-asian="normal" style:font-size-complex="12pt" style:font-style-complex="normal"/>
    </style:style>
    <style:style style:name="P24"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21c972" officeooo:paragraph-rsid="0021c972" style:font-size-asian="12pt" style:font-style-asian="italic" style:font-weight-asian="normal" style:font-size-complex="12pt" style:font-style-complex="normal"/>
    </style:style>
    <style:style style:name="P25"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2684dd" officeooo:paragraph-rsid="002684dd" style:font-size-asian="12pt" style:font-style-asian="italic" style:font-weight-asian="normal" style:font-size-complex="12pt" style:font-style-complex="normal"/>
    </style:style>
    <style:style style:name="P26"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2684dd" officeooo:paragraph-rsid="002684dd" style:font-size-asian="12pt" style:font-style-asian="italic" style:font-weight-asian="normal"/>
    </style:style>
    <style:style style:name="P27" style:family="paragraph" style:parent-style-name="Standard">
      <loext:graphic-properties draw:fill="solid" draw:fill-color="#212121"/>
      <style:paragraph-properties fo:background-color="#212121" fo:padding="0in" fo:border="none" style:shadow="none"/>
      <style:text-properties officeooo:paragraph-rsid="0021c972"/>
    </style:style>
    <style:style style:name="P28"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21c972" officeooo:paragraph-rsid="001d5d6a" style:font-size-asian="12pt" style:font-style-asian="italic" style:font-weight-asian="normal" style:font-size-complex="12pt" style:font-style-complex="normal"/>
    </style:style>
    <style:style style:name="P29"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fo:font-weight="normal" officeooo:rsid="0021c972" officeooo:paragraph-rsid="0028862a" style:font-size-asian="12pt" style:font-style-asian="italic" style:font-weight-asian="normal" style:font-size-complex="12pt" style:font-style-complex="normal"/>
    </style:style>
    <style:style style:name="P30"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style:text-underline-style="none" fo:font-weight="normal" officeooo:rsid="001d5d6a" officeooo:paragraph-rsid="00214aa0" style:font-size-asian="12pt" style:font-style-asian="italic" style:font-weight-asian="normal" style:font-size-complex="12pt" style:font-style-complex="normal"/>
    </style:style>
    <style:style style:name="P31" style:family="paragraph" style:parent-style-name="Standard">
      <loext:graphic-properties draw:fill="solid" draw:fill-color="#212121"/>
      <style:paragraph-properties fo:break-before="page" fo:background-color="#212121" fo:padding="0in" fo:border="none" style:shadow="none"/>
      <style:text-properties fo:color="#89ddff" loext:opacity="100%" style:font-name="Fira Code" fo:font-size="12pt" fo:font-style="italic" style:text-underline-style="none" fo:font-weight="normal" officeooo:rsid="001d5d6a" officeooo:paragraph-rsid="00214aa0" style:font-size-asian="12pt" style:font-style-asian="italic" style:font-weight-asian="normal" style:font-size-complex="12pt" style:font-style-complex="normal"/>
    </style:style>
    <style:style style:name="P32"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style:text-underline-style="none" fo:font-weight="normal" officeooo:rsid="002f6451" officeooo:paragraph-rsid="002f6451" style:font-size-asian="12pt" style:font-style-asian="italic" style:font-weight-asian="normal" style:font-size-complex="12pt" style:font-style-complex="normal"/>
    </style:style>
    <style:style style:name="P33"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style:text-underline-style="none" fo:font-weight="normal" officeooo:rsid="002f6451" officeooo:paragraph-rsid="002f6451" style:font-size-asian="12pt" style:font-style-asian="italic" style:font-weight-asian="normal" style:font-size-complex="12pt" style:font-style-complex="normal"/>
    </style:style>
    <style:style style:name="P34"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italic" style:text-underline-style="none" fo:font-weight="normal" officeooo:rsid="002f9d2f" officeooo:paragraph-rsid="002f9d2f" style:font-size-asian="12pt" style:font-style-asian="italic" style:font-weight-asian="normal" style:font-size-complex="12pt" style:font-style-complex="normal"/>
    </style:style>
    <style:style style:name="P35"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normal" fo:font-weight="normal" officeooo:rsid="0021c972" officeooo:paragraph-rsid="0021c972" style:font-size-asian="12pt" style:font-style-asian="normal" style:font-weight-asian="normal"/>
    </style:style>
    <style:style style:name="P36"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normal" fo:font-weight="normal" officeooo:rsid="0021c972" officeooo:paragraph-rsid="0024a57a" style:font-size-asian="12pt" style:font-style-asian="normal" style:font-weight-asian="normal" style:font-size-complex="12pt" style:font-style-complex="normal"/>
    </style:style>
    <style:style style:name="P37" style:family="paragraph" style:parent-style-name="Standard">
      <loext:graphic-properties draw:fill="solid" draw:fill-color="#212121"/>
      <style:paragraph-properties fo:background-color="#212121" fo:padding="0in" fo:border="none" style:shadow="none"/>
      <style:text-properties fo:color="#89ddff" loext:opacity="100%" style:font-name="Fira Code" fo:font-size="12pt" fo:font-style="normal" fo:font-weight="normal" officeooo:rsid="0024a57a" officeooo:paragraph-rsid="0024a57a" style:font-size-asian="12pt" style:font-style-asian="normal" style:font-weight-asian="normal" style:font-size-complex="12pt" style:font-style-complex="normal"/>
    </style:style>
    <style:style style:name="P38" style:family="paragraph" style:parent-style-name="Standard">
      <loext:graphic-properties draw:fill="solid" draw:fill-color="#212121"/>
      <style:paragraph-properties fo:background-color="#212121" fo:padding="0in" fo:border="none" style:shadow="none"/>
      <style:text-properties officeooo:paragraph-rsid="002f6451"/>
    </style:style>
    <style:style style:name="T1" style:family="text">
      <style:text-properties officeooo:rsid="00135cae"/>
    </style:style>
    <style:style style:name="T2" style:family="text">
      <style:text-properties officeooo:rsid="0014f46f"/>
    </style:style>
    <style:style style:name="T3" style:family="text">
      <style:text-properties officeooo:rsid="0018531b"/>
    </style:style>
    <style:style style:name="T4" style:family="text">
      <style:text-properties fo:color="#89ddff" loext:opacity="100%" style:font-name="Fira Code" fo:font-style="italic" fo:font-weight="normal" style:font-size-asian="12pt" style:font-style-asian="italic" style:font-weight-asian="normal"/>
    </style:style>
    <style:style style:name="T5" style:family="text">
      <style:text-properties fo:color="#89ddff" loext:opacity="100%" style:font-name="Fira Code" fo:font-style="italic" fo:font-weight="normal" officeooo:rsid="001f40f3" style:font-size-asian="12pt" style:font-style-asian="italic" style:font-weight-asian="normal"/>
    </style:style>
    <style:style style:name="T6" style:family="text">
      <style:text-properties fo:color="#89ddff" loext:opacity="100%" style:font-name="Fira Code" fo:font-style="italic" fo:font-weight="normal" officeooo:rsid="0021c972" style:font-size-asian="12pt" style:font-style-asian="italic" style:font-weight-asian="normal"/>
    </style:style>
    <style:style style:name="T7" style:family="text">
      <style:text-properties fo:color="#89ddff" loext:opacity="100%" style:font-name="Fira Code" fo:font-style="italic" fo:font-weight="normal" officeooo:rsid="0024a57a" style:font-size-asian="12pt" style:font-style-asian="italic" style:font-weight-asian="normal"/>
    </style:style>
    <style:style style:name="T8" style:family="text">
      <style:text-properties fo:color="#89ddff" loext:opacity="100%" style:font-name="Fira Code" fo:font-style="italic" fo:font-weight="normal" officeooo:rsid="002684dd" style:font-size-asian="12pt" style:font-style-asian="italic" style:font-weight-asian="normal"/>
    </style:style>
    <style:style style:name="T9" style:family="text">
      <style:text-properties fo:color="#89ddff" loext:opacity="100%" style:font-name="Fira Code" fo:font-style="italic" fo:font-weight="normal" officeooo:rsid="0026e661" style:font-size-asian="12pt" style:font-style-asian="italic" style:font-weight-asian="normal"/>
    </style:style>
    <style:style style:name="T10" style:family="text">
      <style:text-properties fo:color="#89ddff" loext:opacity="100%" style:font-name="Fira Code" fo:font-weight="normal" style:font-size-asian="12pt" style:font-weight-asian="normal"/>
    </style:style>
    <style:style style:name="T11" style:family="text">
      <style:text-properties fo:color="#89ddff" loext:opacity="100%" style:font-name="Fira Code" fo:font-weight="normal" officeooo:rsid="0021c972" style:font-size-asian="12pt" style:font-weight-asian="normal"/>
    </style:style>
    <style:style style:name="T12" style:family="text">
      <style:text-properties fo:color="#89ddff" loext:opacity="100%" style:font-name="Fira Code" fo:font-weight="normal" officeooo:rsid="002684dd" style:font-size-asian="12pt" style:font-weight-asian="normal"/>
    </style:style>
    <style:style style:name="T13" style:family="text">
      <style:text-properties fo:color="#89ddff" loext:opacity="100%" style:font-name="Fira Code" fo:font-size="12pt" fo:font-style="italic" fo:font-weight="normal" officeooo:rsid="0021c972" style:font-size-asian="12pt" style:font-style-asian="italic" style:font-weight-asian="normal" style:font-size-complex="12pt" style:font-style-complex="normal"/>
    </style:style>
    <style:style style:name="T14" style:family="text">
      <style:text-properties fo:color="#89ddff" loext:opacity="100%" style:font-name="Fira Code" fo:font-size="12pt" fo:font-style="normal" fo:font-weight="normal" officeooo:rsid="002684dd" style:font-size-asian="12pt" style:font-style-asian="normal" style:font-weight-asian="normal" style:font-size-complex="12pt" style:font-style-complex="normal"/>
    </style:style>
    <style:style style:name="T15" style:family="text">
      <style:text-properties fo:color="#89ddff" loext:opacity="100%" style:font-name="Fira Code" fo:font-size="12pt" fo:font-style="normal" fo:font-weight="normal" style:font-size-asian="12pt" style:font-style-asian="normal" style:font-weight-asian="normal"/>
    </style:style>
    <style:style style:name="T16" style:family="text">
      <style:text-properties fo:color="#eeffff" loext:opacity="100%" style:font-name="Fira Code" fo:font-weight="normal" style:font-size-asian="12pt" style:font-weight-asian="normal"/>
    </style:style>
    <style:style style:name="T17" style:family="text">
      <style:text-properties fo:color="#eeffff" loext:opacity="100%" fo:font-style="normal" style:font-style-asian="normal"/>
    </style:style>
    <style:style style:name="T18" style:family="text">
      <style:text-properties fo:color="#c3e88d" loext:opacity="100%" style:font-name="Fira Code" fo:font-weight="normal" style:font-size-asian="12pt" style:font-weight-asian="normal"/>
    </style:style>
    <style:style style:name="T19" style:family="text">
      <style:text-properties fo:color="#c3e88d" loext:opacity="100%" style:font-name="Fira Code" fo:font-size="12pt" fo:font-style="normal" style:text-underline-style="none" fo:font-weight="normal" officeooo:rsid="002f6451" style:font-size-asian="12pt" style:font-style-asian="normal" style:font-weight-asian="normal" style:font-size-complex="12pt" style:font-style-complex="normal"/>
    </style:style>
    <style:style style:name="T20" style:family="text">
      <style:text-properties fo:color="#c3e88d" loext:opacity="100%" fo:font-style="normal" style:font-style-asian="normal"/>
    </style:style>
    <style:style style:name="T21" style:family="text">
      <style:text-properties fo:color="#c3e88d" loext:opacity="100%" fo:font-style="normal" officeooo:rsid="002f9d2f" style:font-style-asian="normal"/>
    </style:style>
    <style:style style:name="T22" style:family="text">
      <style:text-properties fo:color="#709176" loext:opacity="100%" style:font-name="Fira Code" fo:font-weight="normal" style:font-size-asian="12pt" style:font-weight-asian="normal"/>
    </style:style>
    <style:style style:name="T23" style:family="text">
      <style:text-properties fo:color="#709176" loext:opacity="100%" fo:font-style="normal" style:font-style-asian="normal"/>
    </style:style>
    <style:style style:name="T24" style:family="text">
      <style:text-properties fo:color="#82aaff" loext:opacity="100%" style:font-name="Fira Code" fo:font-weight="normal" style:font-size-asian="12pt" style:font-weight-asian="normal"/>
    </style:style>
    <style:style style:name="T25" style:family="text">
      <style:text-properties fo:color="#82aaff" loext:opacity="100%" style:font-name="Fira Code" fo:font-style="italic" fo:font-weight="normal" style:font-size-asian="12pt" style:font-style-asian="italic" style:font-weight-asian="normal"/>
    </style:style>
    <style:style style:name="T26" style:family="text">
      <style:text-properties fo:color="#82aaff" loext:opacity="100%" style:font-name="Fira Code" fo:font-size="12pt" fo:font-style="normal" fo:font-weight="normal" style:font-size-asian="12pt" style:font-style-asian="normal" style:font-weight-asian="normal"/>
    </style:style>
    <style:style style:name="T27" style:family="text">
      <style:text-properties fo:color="#82aaff" loext:opacity="100%" fo:font-style="normal" style:font-style-asian="normal"/>
    </style:style>
    <style:style style:name="T28" style:family="text">
      <style:text-properties fo:color="#82aaff" loext:opacity="100%"/>
    </style:style>
    <style:style style:name="T29" style:family="text">
      <style:text-properties fo:color="#a36079" loext:opacity="100%" style:font-name="Fira Code" fo:font-weight="normal" style:font-size-asian="12pt" style:font-weight-asian="normal"/>
    </style:style>
    <style:style style:name="T30" style:family="text">
      <style:text-properties fo:color="#c792ea" loext:opacity="100%" style:font-name="Fira Code" fo:font-style="italic" fo:font-weight="normal" style:font-size-asian="12pt" style:font-style-asian="italic" style:font-weight-asian="normal"/>
    </style:style>
    <style:style style:name="T31" style:family="text">
      <style:text-properties fo:color="#c792ea" loext:opacity="100%"/>
    </style:style>
    <style:style style:name="T32" style:family="text">
      <style:text-properties fo:color="#ffcb6b" loext:opacity="100%" style:font-name="Fira Code" fo:font-weight="normal" style:font-size-asian="12pt" style:font-weight-asian="normal"/>
    </style:style>
    <style:style style:name="T33" style:family="text">
      <style:text-properties fo:color="#ff5370" loext:opacity="100%" style:font-name="Fira Code" fo:font-style="italic" fo:font-weight="normal" style:font-size-asian="12pt" style:font-style-asian="italic" style:font-weight-asian="normal"/>
    </style:style>
    <style:style style:name="T34" style:family="text">
      <style:text-properties fo:color="#f78c6c" loext:opacity="100%" style:font-name="Fira Code" fo:font-weight="normal" style:font-size-asian="12pt" style:font-weight-asian="normal"/>
    </style:style>
    <style:style style:name="T35" style:family="text">
      <style:text-properties fo:color="#f78c6c" loext:opacity="100%" style:font-name="Fira Code" fo:font-style="italic" fo:font-weight="normal" style:font-size-asian="12pt" style:font-style-asian="italic" style:font-weight-asian="normal"/>
    </style:style>
    <style:style style:name="T36" style:family="text">
      <style:text-properties fo:color="#f78c6c" loext:opacity="100%"/>
    </style:style>
    <style:style style:name="T37" style:family="text">
      <style:text-properties fo:color="#f78c6c" loext:opacity="100%" fo:font-style="normal" style:font-style-asian="normal"/>
    </style:style>
    <style:style style:name="T38" style:family="text">
      <style:text-properties officeooo:rsid="0018a24f"/>
    </style:style>
    <style:style style:name="T39" style:family="text">
      <style:text-properties officeooo:rsid="0019c04d"/>
    </style:style>
    <style:style style:name="T40" style:family="text">
      <style:text-properties officeooo:rsid="001b3c13"/>
    </style:style>
    <style:style style:name="T41" style:family="text">
      <style:text-properties officeooo:rsid="001d5d6a"/>
    </style:style>
    <style:style style:name="T42" style:family="text">
      <style:text-properties fo:font-style="normal" officeooo:rsid="0021c972" style:font-style-asian="normal"/>
    </style:style>
    <style:style style:name="T43" style:family="text">
      <style:text-properties fo:font-style="normal" officeooo:rsid="0021c972" style:font-style-asian="normal" style:font-size-complex="12pt" style:font-style-complex="normal"/>
    </style:style>
    <style:style style:name="T44" style:family="text">
      <style:text-properties fo:font-style="normal" style:font-style-asian="normal"/>
    </style:style>
    <style:style style:name="T45" style:family="text">
      <style:text-properties officeooo:rsid="001f40f3"/>
    </style:style>
    <style:style style:name="T46" style:family="text">
      <style:text-properties style:font-size-complex="12pt" style:font-style-complex="normal"/>
    </style:style>
    <style:style style:name="T47" style:family="text">
      <style:text-properties officeooo:rsid="0021c972" style:font-size-complex="12pt" style:font-style-complex="normal"/>
    </style:style>
    <style:style style:name="T48" style:family="text">
      <style:text-properties fo:color="#aa6e77" loext:opacity="100%" fo:font-style="normal" style:font-style-asian="normal"/>
    </style:style>
    <style:style style:name="T49" style:family="text">
      <style:text-properties fo:color="#457e7e" loext:opacity="100%" fo:font-style="normal" style:font-style-asian="normal"/>
    </style:style>
    <style:style style:name="T50" style:family="text">
      <style:text-properties fo:color="#c7d5d6" loext:opacity="100%" fo:font-style="normal" style:font-style-asian="normal"/>
    </style:style>
    <style:style style:name="T51" style:family="text">
      <style:text-properties fo:color="#237d7d" loext:opacity="100%" fo:font-style="normal" style:font-style-asian="normal"/>
    </style:style>
    <style:style style:name="T52" style:family="text">
      <style:text-properties fo:color="#758f7e" loext:opacity="100%" fo:font-style="normal" style:font-style-asian="normal"/>
    </style:style>
    <style:style style:name="T53" style:family="text">
      <style:text-properties fo:color="#616161"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Notebook manager: v1.0</text:p>
      <text:p text:style-name="P2">All functionality in one window</text:p>
      <text:p text:style-name="P2"/>
      <text:p text:style-name="P3">- CRUD: Create, Read, Update &amp; Delete</text:p>
      <text:p text:style-name="P3">1. Adding notebooks and notes</text:p>
      <text:p text:style-name="P3">2. Being able to open and read both</text:p>
      <text:p text:style-name="P3">3. Being able to edit and save changes to both</text:p>
      <text:p text:style-name="P3">4. Being able to delete both</text:p>
      <text:p text:style-name="P3"/>
      <text:p text:style-name="P3">- Additional: Moving note to another notebooks</text:p>
      <text:p text:style-name="P3"/>
      <text:p text:style-name="P3">Visually:</text:p>
      <text:p text:style-name="P3"/>
      <text:p text:style-name="P3">1. Top left window title, right content section</text:p>
      <text:p text:style-name="P3">2. Left QtreeWidget</text:p>
      <text:p text:style-name="P3">3. Functionality to either create or edit Notebooks below the QtreeWidget</text:p>
      <text:p text:style-name="P3">4. Functionality to either create or edit Notes below the Notebook actions section</text:p>
      <text:p text:style-name="P3"/>
      <text:p text:style-name="P3">Points 3 and 4 are the same input fields, need to make <text:span text:style-name="T1">distinction between the actions. The input field could behave by default as the notebook creation field until a user clicks on ‘Edit’ behind a Note’s contextmenu, the creation field would change to the Notebook editing field. It would contain the name of the notebook (passed information) but also would have the same functionality behind the ‘save’ button as for creating a Notebook. Behavior of the regular field would return to being the Notebook creation input field again when the user completed the editing process.</text:span></text:p>
      <text:p text:style-name="P3"/>
      <text:p text:style-name="P4">The same rule set would be used for point 4 as described earlier; the default for input fields would return to Note creation ability and <text:span text:style-name="T2">also would be changed whenever a user triggered the ‘Edit’ possibility within the contextmenu on top of a Note. Its state would return to Note creation after.</text:span></text:p>
      <text:p text:style-name="P4"/>
      <text:p text:style-name="P5">Technical differences for both actions:</text:p>
      <text:p text:style-name="P5"/>
      <text:p text:style-name="P5">1. Default state for both: Adding data</text:p>
      <text:p text:style-name="P5">2. Emit a signal when user clicked on ‘Edit’ behind both Notebooks or Notes</text:p>
      <text:p text:style-name="P5">3. Use a statement to verify default state or editing state (signal empty or not)</text:p>
      <text:p text:style-name="P5">4. Clear the signal after completion of the editing state, then return</text:p>
      <text:p text:style-name="P17">Code</text:p>
      <text:p text:style-name="P6"/>
      <text:p text:style-name="P6">- <text:span text:style-name="T3">Initializing MainWindow object:</text:span></text:p>
      <text:p text:style-name="P6"/>
      <text:p text:style-name="P7"><text:span text:style-name="T4">if </text:span><text:span text:style-name="T16">__name__ </text:span><text:span text:style-name="T10">== </text:span><text:span text:style-name="T18">"__main__"</text:span><text:span text:style-name="T10">:</text:span><text:line-break/><text:span text:style-name="T10"> <text:s text:c="3"/></text:span><text:span text:style-name="T4">import </text:span><text:span text:style-name="T16">sys</text:span><text:line-break/><text:span text:style-name="T16"> <text:s text:c="3"/></text:span><text:span text:style-name="T22">app </text:span><text:span text:style-name="T10">= </text:span><text:span text:style-name="T24">QApplication</text:span><text:span text:style-name="T10">(</text:span><text:span text:style-name="T16">sys</text:span><text:span text:style-name="T10">.</text:span><text:span text:style-name="T16">argv</text:span><text:span text:style-name="T10">)</text:span><text:line-break/><text:line-break/><text:span text:style-name="T10"> <text:s text:c="3"/></text:span><text:span text:style-name="T29">window </text:span><text:span text:style-name="T10">= </text:span><text:span text:style-name="T24">MainWindow</text:span><text:span text:style-name="T10">()</text:span><text:line-break/><text:span text:style-name="T10"> <text:s text:c="3"/></text:span><text:span text:style-name="T29">window</text:span><text:span text:style-name="T10">.</text:span><text:span text:style-name="T24">show</text:span><text:span text:style-name="T10">()</text:span><text:line-break/><text:line-break/><text:span text:style-name="T10"> <text:s text:c="3"/></text:span><text:span text:style-name="T22">app</text:span><text:span text:style-name="T10">.</text:span><text:span text:style-name="T24">exec</text:span><text:span text:style-name="T10">()</text:span><text:line-break/></text:p>
      <text:p text:style-name="P6"/>
      <text:p text:style-name="P7"><text:span text:style-name="T30">class </text:span><text:span text:style-name="T32">MainWindow</text:span><text:span text:style-name="T10">(</text:span><text:span text:style-name="T16">QtWidgets</text:span><text:span text:style-name="T10">.</text:span><text:span text:style-name="T16">QMainWindow</text:span><text:span text:style-name="T10">, </text:span><text:span text:style-name="T16">DataModel</text:span><text:span text:style-name="T10">):</text:span><text:line-break/><text:span text:style-name="T10"> <text:s text:c="3"/></text:span><text:span text:style-name="T30">def </text:span><text:span text:style-name="T25">__init__</text:span><text:span text:style-name="T10">(</text:span><text:span text:style-name="T33">self</text:span><text:span text:style-name="T10">, </text:span><text:span text:style-name="T34">parent</text:span><text:span text:style-name="T10">=</text:span><text:span text:style-name="T35">None</text:span><text:span text:style-name="T10">):</text:span><text:line-break/><text:span text:style-name="T10"> <text:s text:c="7"/></text:span><text:span text:style-name="T25">super</text:span><text:span text:style-name="T10">(</text:span><text:span text:style-name="T16">MainWindow</text:span><text:span text:style-name="T10">, </text:span><text:span text:style-name="T33">self</text:span><text:span text:style-name="T10">).</text:span><text:span text:style-name="T25">__init__</text:span><text:span text:style-name="T10">(</text:span><text:span text:style-name="T34">parent</text:span><text:span text:style-name="T10">)</text:span></text:p>
      <text:p text:style-name="P6"/>
      <text:p text:style-name="P6">- <text:span text:style-name="T3">Create a ‘content(self)’ function that represents the QtreeWidget and other contents for the application window. In addition to that, add possibilities into the same content() section for adding, editing both notebooks and notes.</text:span></text:p>
      <text:p text:style-name="P6"/>
      <text:p text:style-name="P6">- <text:span text:style-name="T3">Create a ‘check_state’ function and call it within the same content() section, this ‘check_state’ function should expect an argument. That argument would be equal to ‘None’ as being the normal state. Confirm that it is indeed ‘None’, </text:span><text:span text:style-name="T38">functionality would be executed for creating notebooks and notes for both sides (top and bottom) – </text:span><text:span text:style-name="T39">where they could be in </text:span><text:span text:style-name="T40">(4) </text:span><text:span text:style-name="T39">different functions.</text:span></text:p>
      <text:p text:style-name="P6"/>
      <text:p text:style-name="P8">- <text:span text:style-name="T40">For both Notebook and Note widgets, Labels will stay the same throughout both situations. Logic behind the ‘Save’ button would </text:span><text:span text:style-name="T41">also </text:span><text:span text:style-name="T40">be the same functionality; receive data following by dumping it </text:span><text:span text:style-name="T41">to the JSON file.</text:span></text:p>
      <text:p text:style-name="P9"/>
      <text:p text:style-name="P16"># TODO: Emit signal for editing or creation mode</text:p>
      <text:p text:style-name="P8"/>
      <text:p text:style-name="P18">ui.notebookActionButton.setText(“Save”)</text:p>
      <text:p text:style-name="P19">ui.noteActionButton.setText(“Save”)</text:p>
      <text:p text:style-name="P18"/>
      <text:p text:style-name="P25"><text:bookmark-start text:name="__DdeLink__525_3151032575"/>def collect_notebook_information():</text:p>
      <text:p text:style-name="P25"><text:s text:c="4"/>return<text:span text:style-name="T45"> = </text:span><text:span text:style-name="T41">ui.notebookAction_lineEdit.</text:span><text:span text:style-name="T45">text()</text:span></text:p>
      <text:p text:style-name="P25"/>
      <text:p text:style-name="P25"><text:bookmark-start text:name="__DdeLink__522_3151032575"/>def collect_note_information():</text:p>
      <text:p text:style-name="P26"><text:span text:style-name="T46"><text:s text:c="4"/>return</text:span><text:span text:style-name="T47"> ui.noteAction_lineEdit.text(),</text:span><text:span text:style-name="T42"> ui.noteAction_comboBox.currentText(), </text:span><text:span text:style-name="T43">ui.noteAction_textEdit.toPlainText()</text:span><text:bookmark-end text:name="__DdeLink__522_3151032575"/></text:p>
      <text:p text:style-name="P21"/>
      <text:p text:style-name="P21">def add_notebook():</text:p>
      <text:p text:style-name="P21"><text:s text:c="4"/># Serve window properties as being the default mode</text:p>
      <text:p text:style-name="P13"><text:span text:style-name="T4"><text:s text:c="4"/></text:span><text:span text:style-name="T8">notebook_</text:span><text:span text:style-name="T9">name</text:span><text:span text:style-name="T8"> = collect_notebook_information()</text:span></text:p>
      <text:p text:style-name="P14"><text:span text:style-name="T5"><text:s text:c="4"/></text:span><text:span text:style-name="T6">DataModel.create_notebook(notebook)</text:span></text:p>
      <text:p text:style-name="P28"/>
      <text:p text:style-name="P15"><text:span text:style-name="T5">d</text:span><text:span text:style-name="T4">ef edit_notebook():</text:span></text:p>
      <text:p text:style-name="P15"><text:span text:style-name="T4"><text:s text:c="4"/></text:span><text:span text:style-name="T8">notebook_</text:span><text:span text:style-name="T9">name</text:span><text:span text:style-name="T8"> = collect_notebook_information()</text:span></text:p>
      <text:p text:style-name="P15"><text:span text:style-name="T6"><text:s text:c="4"/>DataModel.</text:span><text:span text:style-name="T7">update</text:span><text:span text:style-name="T6">_note</text:span><text:span text:style-name="T9">book</text:span><text:span text:style-name="T6">(note</text:span><text:span text:style-name="T9">book</text:span><text:span text:style-name="T6">_name)</text:span></text:p>
      <text:p text:style-name="P22"/>
      <text:p text:style-name="P10"><text:span text:style-name="T5">d</text:span><text:span text:style-name="T4">ef add_note():</text:span></text:p>
      <text:p text:style-name="P24"><text:s text:c="4"/># Serve window properties as being the default mode</text:p>
      <text:p text:style-name="P27"><text:span text:style-name="T13"><text:s text:c="4"/></text:span><text:span text:style-name="T14">note_name, parent_notebook, note_text = collect_note_information()</text:span></text:p>
      <text:p text:style-name="P35"><text:s text:c="4"/>DataModel.create_note(note_name, parent_notebook, note_text)</text:p>
      <text:p text:style-name="P23"/>
      <text:p text:style-name="P11"><text:span text:style-name="T5">d</text:span><text:span text:style-name="T4">ef edit_note():</text:span></text:p>
      <text:p text:style-name="P12"><text:span text:style-name="T4"><text:s text:c="4"/></text:span><text:span text:style-name="T12">note_name, parent_notebook, note_text = collect_note_information()</text:span></text:p>
      <text:p text:style-name="P11"><text:span text:style-name="T11"><text:s text:c="4"/>DataModel.</text:span><text:span text:style-name="T10">update</text:span><text:span text:style-name="T11">_note(note_name, parent_notebook, note_text)</text:span><text:bookmark-end text:name="__DdeLink__525_3151032575"/></text:p>
      <text:p text:style-name="P36"/>
      <text:p text:style-name="P37">tree_widget.clicked.connect(</text:p>
      <text:p text:style-name="P37"><text:s text:c="12"/>lambda: check_state(events_model, events_model.getFilteredChildNoteData())</text:p>
      <text:p text:style-name="P37"><text:s text:c="12"/>if events_model.getFilteredChildNoteData() else None</text:p>
      <text:p text:style-name="P37"><text:s text:c="12"/># TODO: Set emit() signal between '.getFilteredChildNoteData()' and 'else' containing a string </text:p>
      <text:p text:style-name="P37"><text:s text:c="8"/>)</text:p>
      <text:p text:style-name="P37"/>
      <text:p text:style-name="P20"><text:bookmark-start text:name="__DdeLink__527_3151032575"/>ui.notebookActionButton.clicked.connect(lambda: if check_signal() == None add_notebook() else edit_notebook())<text:bookmark-end text:name="__DdeLink__527_3151032575"/></text:p>
      <text:p text:style-name="P36"/>
      <text:p text:style-name="P29">ui.noteActionButton.clicked.connect(lambda: if check_signal() == None add_note() else edit_note())</text:p>
      <text:p text:style-name="P30"/>
      <text:p text:style-name="P31"/>
      <text:p text:style-name="P32"># Default state should be the creation mode </text:p>
      <text:p text:style-name="P32">if <text:span text:style-name="T31">not </text:span><text:span text:style-name="T49">events_model</text:span><text:span text:style-name="T44">.</text:span><text:span text:style-name="T17">notebook_form_state</text:span><text:span text:style-name="T44">:</text:span><text:line-break/><text:span text:style-name="T44"> <text:s text:c="3"/></text:span><text:span text:style-name="T49">events_model</text:span><text:span text:style-name="T44">.</text:span><text:span text:style-name="T17">notebook_form_state </text:span><text:span text:style-name="T44">= </text:span><text:span text:style-name="T20">"notebook creation mode"</text:span></text:p>
      <text:p text:style-name="P32"><text:span text:style-name="T20"/></text:p>
      <text:p text:style-name="P34"><text:span text:style-name="T20"># Functionality collects the field text, creates a ‘notebook’ with it and finally emits a signal to the QtreeWidget that it could be refreshed live</text:span></text:p>
      <text:p text:style-name="P32"><text:span text:style-name="T31">def </text:span><text:span text:style-name="T27">add_notebook</text:span><text:span text:style-name="T44">():</text:span><text:line-break/><text:span text:style-name="T53"> <text:s text:c="3"/></text:span><text:span text:style-name="T23">notebook_name </text:span><text:span text:style-name="T44">= </text:span><text:span text:style-name="T51">ui</text:span><text:span text:style-name="T44">.</text:span><text:span text:style-name="T17">notebookAction_lineEdit</text:span><text:span text:style-name="T44">.</text:span><text:span text:style-name="T27">text</text:span><text:span text:style-name="T44">()</text:span><text:line-break/><text:span text:style-name="T44"> <text:s text:c="3"/></text:span><text:span text:style-name="T28">print</text:span><text:span text:style-name="T44">(</text:span><text:span text:style-name="T20">f"Create notebook using '</text:span><text:span text:style-name="T44">{</text:span><text:span text:style-name="T23">notebook_name</text:span><text:span text:style-name="T44">}</text:span><text:span text:style-name="T20">'"</text:span><text:span text:style-name="T44">)</text:span><text:line-break/><text:span text:style-name="T44"> <text:s text:c="3"/></text:span><text:span text:style-name="T17">DataModel</text:span><text:span text:style-name="T44">.</text:span><text:span text:style-name="T27">create_notebook</text:span><text:span text:style-name="T44">(</text:span><text:span text:style-name="T23">notebook_name</text:span><text:span text:style-name="T44">)</text:span><text:line-break/><text:line-break/><text:span text:style-name="T44"> <text:s text:c="3"/></text:span><text:span text:style-name="T53"># Send signal that the view side could be updated</text:span><text:line-break/><text:span text:style-name="T53"> <text:s text:c="3"/></text:span><text:span text:style-name="T49">events_model</text:span><text:span text:style-name="T44">.</text:span><text:span text:style-name="T17">data_signal</text:span><text:span text:style-name="T44">.</text:span><text:span text:style-name="T27">emit</text:span><text:span text:style-name="T44">()</text:span></text:p>
      <text:p text:style-name="P32"><text:span text:style-name="T20"/></text:p>
      <text:p text:style-name="P32"><text:span text:style-name="T20"># Decide the action on the result of which mode has been set</text:span></text:p>
      <text:p text:style-name="P32"><text:span text:style-name="T31">def </text:span><text:span text:style-name="T27">check_state</text:span><text:span text:style-name="T44">(</text:span><text:span text:style-name="T52">value</text:span><text:span text:style-name="T44">):</text:span><text:line-break/><text:span text:style-name="T44"> <text:s text:c="3"/></text:span>if <text:span text:style-name="T20">"creation mode" </text:span><text:span text:style-name="T31">in </text:span><text:span text:style-name="T52">value </text:span><text:span text:style-name="T31">and </text:span><text:span text:style-name="T20">"notebook" </text:span><text:span text:style-name="T31">in </text:span><text:span text:style-name="T52">value</text:span><text:span text:style-name="T44">:</text:span><text:line-break/><text:span text:style-name="T44"> <text:s text:c="7"/></text:span><text:span text:style-name="T53"># Signal has not been set, continue to Creation mode</text:span><text:line-break/><text:span text:style-name="T53"> <text:s text:c="7"/></text:span><text:span text:style-name="T28">print</text:span><text:span text:style-name="T44">(</text:span><text:span text:style-name="T20">'Creation mode </text:span><text:span text:style-name="T21">is now </text:span><text:span text:style-name="T20">active'</text:span><text:span text:style-name="T44">)</text:span><text:line-break/><text:span text:style-name="T44"> <text:s text:c="7"/></text:span><text:span text:style-name="T27">add_notebook</text:span><text:span text:style-name="T44">()</text:span><text:line-break/><text:span text:style-name="T44"> <text:s text:c="3"/></text:span>elif <text:span text:style-name="T20">"editing mode" </text:span><text:span text:style-name="T31">in </text:span><text:span text:style-name="T52">value </text:span><text:span text:style-name="T31">and </text:span><text:span text:style-name="T20">"notebook" </text:span><text:span text:style-name="T31">in </text:span><text:span text:style-name="T52">value</text:span><text:span text:style-name="T44">:</text:span><text:line-break/><text:span text:style-name="T44"> <text:s text:c="7"/></text:span><text:span text:style-name="T53"># Signal has been set, continue to Edit mode</text:span><text:line-break/><text:span text:style-name="T53"> <text:s text:c="7"/></text:span><text:span text:style-name="T28">print</text:span><text:span text:style-name="T44">(</text:span><text:span text:style-name="T20">"Edit mode </text:span><text:span text:style-name="T21">is now </text:span><text:span text:style-name="T20">active"</text:span><text:span text:style-name="T44">)</text:span></text:p>
      <text:p text:style-name="P38"><text:span text:style-name="T19"><text:s text:c="8"/></text:span><text:span text:style-name="T26">edit_notebook</text:span><text:span text:style-name="T15">()</text:span></text:p>
      <text:p text:style-name="P32"><text:span text:style-name="T20"/></text:p>
      <text:p text:style-name="P32"><text:span text:style-name="T20"># The ‘save’ button in the default ‘notebook creation’ mode</text:span></text:p>
      <text:p text:style-name="P32"><text:span text:style-name="T51">ui</text:span><text:span text:style-name="T44">.</text:span><text:span text:style-name="T17">notebookActionButton</text:span><text:span text:style-name="T44">.</text:span><text:span text:style-name="T17">clicked</text:span><text:span text:style-name="T44">.</text:span><text:span text:style-name="T27">connect</text:span><text:span text:style-name="T44">(</text:span><text:span text:style-name="T31">lambda</text:span><text:span text:style-name="T44">: </text:span><text:span text:style-name="T27">check_state</text:span><text:span text:style-name="T44">(</text:span><text:span text:style-name="T49">events_model</text:span><text:span text:style-name="T44">.</text:span><text:span text:style-name="T17">notebook_form_state</text:span><text:span text:style-name="T44">))</text:span></text:p>
      <text:p text:style-name="P32"><text:span text:style-name="T20"/></text:p>
      <text:p text:style-name="P32"/>
      <text:p text:style-name="P32"># Functionality expects object and data parameters, could contain initialization + emitting signal </text:p>
      <text:p text:style-name="P32"><text:span text:style-name="T31">def </text:span><text:span text:style-name="T50">read_note</text:span><text:span text:style-name="T44">(</text:span><text:span text:style-name="T50">obj</text:span><text:span text:style-name="T44">, </text:span><text:span text:style-name="T50">data</text:span><text:span text:style-name="T44">):</text:span><text:line-break/><text:span text:style-name="T44"> <text:s text:c="3"/></text:span><text:span text:style-name="T28">print</text:span><text:span text:style-name="T44">(</text:span><text:span text:style-name="T20">'view note'</text:span><text:span text:style-name="T44">)</text:span></text:p>
      <text:p text:style-name="P32"/>
      <text:p text:style-name="P32"># QtreeWidget method to read note functionality</text:p>
      <text:p text:style-name="P32"><text:span text:style-name="T48">tree_widget</text:span><text:span text:style-name="T44">.</text:span><text:span text:style-name="T17">clicked</text:span><text:span text:style-name="T44">.</text:span><text:span text:style-name="T27">connect</text:span><text:span text:style-name="T44">(</text:span><text:line-break/><text:span text:style-name="T44"> <text:s text:c="3"/></text:span><text:span text:style-name="T31">lambda</text:span><text:span text:style-name="T44">: read</text:span><text:span text:style-name="T27">_note</text:span><text:span text:style-name="T44">(</text:span><text:span text:style-name="T49">events_model</text:span><text:span text:style-name="T44">, </text:span><text:span text:style-name="T49">events_model</text:span><text:span text:style-name="T44">.</text:span><text:span text:style-name="T27">getFilteredChildNoteData</text:span><text:span text:style-name="T44">())</text:span><text:line-break/><text:span text:style-name="T44"> <text:s text:c="3"/></text:span>if <text:span text:style-name="T49">events_model</text:span><text:span text:style-name="T44">.</text:span><text:span text:style-name="T27">getFilteredChildNoteData</text:span><text:span text:style-name="T44">() </text:span>else <text:span text:style-name="T36">None</text:span><text:line-break/><text:span text:style-name="T44">)</text:span></text:p>
      <text:p text:style-name="P32"><text:span text:style-name="T44"/></text:p>
      <text:p text:style-name="P32"><text:span text:style-name="T44"/></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5:51:29.158534959</meta:creation-date>
    <dc:date>2024-10-06T20:32:53.991242574</dc:date>
    <meta:editing-duration>PT4H12M8S</meta:editing-duration>
    <meta:editing-cycles>7</meta:editing-cycles>
    <meta:generator>LibreOffice/7.3.7.2$Linux_X86_64 LibreOffice_project/30$Build-2</meta:generator>
    <meta:document-statistic meta:table-count="0" meta:image-count="0" meta:object-count="0" meta:page-count="4" meta:paragraph-count="68" meta:word-count="728" meta:character-count="5820" meta:non-whitespace-character-count="4936"/>
  </office:meta>
</office:document-meta>
</file>